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Time/Programs</text:p>
          </table:table-cell>
          <table:table-cell office:value-type="string" table:style-name="ce1">
            <text:p>EquipoM</text:p>
          </table:table-cell>
          <table:table-cell office:value-type="string" table:style-name="ce1">
            <text:p>EquipoE</text:p>
          </table:table-cell>
          <table:table-cell office:value-type="string" table:style-name="ce1">
            <text:p>EquipoL</text:p>
          </table:table-cell>
          <table:table-cell office:value-type="string" table:style-name="ce1">
            <text:p>Equip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ZIP Compression</text:p>
          </table:table-cell>
          <table:table-cell office:value-type="float" office:value="83.76" table:style-name="ce2">
            <text:p>83,76</text:p>
          </table:table-cell>
          <table:table-cell office:value-type="float" office:value="328.93" table:style-name="ce1">
            <text:p>328,93</text:p>
          </table:table-cell>
          <table:table-cell office:value-type="float" office:value="489.09" table:style-name="ce1">
            <text:p>489,09</text:p>
          </table:table-cell>
          <table:table-cell office:value-type="string" table:style-name="ce1">
            <text:p>20.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CRAW</text:p>
          </table:table-cell>
          <table:table-cell office:value-type="float" office:value="98.63" table:style-name="ce1">
            <text:p>98,63</text:p>
          </table:table-cell>
          <table:table-cell office:value-type="float" office:value="425.35" table:style-name="ce1">
            <text:p>425,35</text:p>
          </table:table-cell>
          <table:table-cell office:value-type="float" office:value="140.38999999999999" table:style-name="ce1">
            <text:p>140,39</text:p>
          </table:table-cell>
          <table:table-cell office:value-type="string" table:style-name="ce1">
            <text:p>39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lac Audio Encoding</text:p>
          </table:table-cell>
          <table:table-cell office:value-type="float" office:value="24.77" table:style-name="ce2">
            <text:p>24,77</text:p>
          </table:table-cell>
          <table:table-cell office:value-type="float" office:value="137.38" table:style-name="ce1">
            <text:p>137,38</text:p>
          </table:table-cell>
          <table:table-cell office:value-type="float" office:value="71.89" table:style-name="ce1">
            <text:p>71,89</text:p>
          </table:table-cell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nuPG</text:p>
          </table:table-cell>
          <table:table-cell office:value-type="float" office:value="30.63" table:style-name="ce1">
            <text:p>30,63</text:p>
          </table:table-cell>
          <table:table-cell office:value-type="float" office:value="149.4" table:style-name="ce1">
            <text:p>149,4</text:p>
          </table:table-cell>
          <table:table-cell office:value-type="float" office:value="176.05" table:style-name="ce1">
            <text:p>176,05</text:p>
          </table:table-cell>
          <table:table-cell office:value-type="string" table:style-name="ce1">
            <text:p>15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POP</text:p>
          </table:table-cell>
          <table:table-cell office:value-type="float" office:value="954908" table:style-name="ce1">
            <text:p>954908</text:p>
          </table:table-cell>
          <table:table-cell office:value-type="float" office:value="99541.56" table:style-name="ce1">
            <text:p>99541,56</text:p>
          </table:table-cell>
          <table:table-cell office:value-type="float" office:value="442897.4" table:style-name="ce1">
            <text:p>442897,4</text:p>
          </table:table-cell>
          <table:table-cell office:value-type="float" office:value="1147308" table:style-name="ce1">
            <text:p>11473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DD</text:p>
          </table:table-cell>
          <table:table-cell office:value-type="float" office:value="802373" table:style-name="ce1">
            <text:p>802373</text:p>
          </table:table-cell>
          <table:table-cell office:value-type="float" office:value="82611.960000000006" table:style-name="ce1">
            <text:p>82611,96</text:p>
          </table:table-cell>
          <table:table-cell table:style-name="ce1"/>
          <table:table-cell office:value-type="float" office:value="1003456" table:style-name="ce1">
            <text:p>10034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PUSH</text:p>
          </table:table-cell>
          <table:table-cell office:value-type="float" office:value="580508" table:style-name="ce1">
            <text:p>580508</text:p>
          </table:table-cell>
          <table:table-cell office:value-type="float" office:value="59477.919999999998" table:style-name="ce1">
            <text:p>59477,92</text:p>
          </table:table-cell>
          <table:table-cell table:style-name="ce1"/>
          <table:table-cell office:value-type="float" office:value="634562" table:style-name="ce1">
            <text:p>6345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float" office:value="915850" table:style-name="ce1">
            <text:p>915850</text:p>
          </table:table-cell>
          <table:table-cell office:value-type="float" office:value="93546.66" table:style-name="ce1">
            <text:p>93546,66</text:p>
          </table:table-cell>
          <table:table-cell table:style-name="ce1"/>
          <table:table-cell office:value-type="float" office:value="107378" table:style-name="ce1">
            <text:p>1073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</text:p>
          </table:table-cell>
          <table:table-cell office:value-type="float" office:value="702428" table:style-name="ce1">
            <text:p>702428</text:p>
          </table:table-cell>
          <table:table-cell office:value-type="float" office:value="72934.58" table:style-name="ce1">
            <text:p>72934,58</text:p>
          </table:table-cell>
          <table:table-cell table:style-name="ce1"/>
          <table:table-cell office:value-type="float" office:value="78361" table:style-name="ce1">
            <text:p>783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d MAFFT Aligment</text:p>
          </table:table-cell>
          <table:table-cell table:style-name="ce1"/>
          <table:table-cell office:value-type="float" office:value="150.35" table:style-name="ce1">
            <text:p>150,35</text:p>
          </table:table-cell>
          <table:table-cell office:value-type="float" office:value="33.700000000000003" table:style-name="ce1">
            <text:p>33,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d Mr.Bayes Analysis</text:p>
          </table:table-cell>
          <table:table-cell office:value-type="float" office:value="1470" table:style-name="ce1">
            <text:p>1470</text:p>
          </table:table-cell>
          <table:table-cell table:number-columns-repeated="2" table:style-name="ce1"/>
          <table:table-cell office:value-type="string" table:style-name="ce1">
            <text:p>36.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d Mplayer Compilation</text:p>
          </table:table-cell>
          <table:table-cell office:value-type="float" office:value="242" table:style-name="ce1">
            <text:p>242</text:p>
          </table:table-cell>
          <table:table-cell office:value-type="float" office:value="1217.97" table:style-name="ce1">
            <text:p>1217,97</text:p>
          </table:table-cell>
          <table:table-cell office:value-type="float" office:value="829.15" table:style-name="ce2">
            <text:p>829,15</text:p>
          </table:table-cell>
          <table:table-cell office:value-type="string" table:style-name="ce1">
            <text:p>34.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d PHP Compilation</text:p>
          </table:table-cell>
          <table:table-cell office:value-type="float" office:value="509" table:style-name="ce1">
            <text:p>509</text:p>
          </table:table-cell>
          <table:table-cell office:value-type="float" office:value="2073.27" table:style-name="ce1">
            <text:p>2073,27</text:p>
          </table:table-cell>
          <table:table-cell table:style-name="ce1"/>
          <table:table-cell office:value-type="string" table:style-name="ce1">
            <text:p>86.47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44.04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dc:creator>Richy</dc:creator>
    <meta:creation-date>2019-02-11T15:20:40Z</meta:creation-date>
    <dc:date>2019-02-18T02:38:18Z</dc:date>
    <meta:editing-cycles>5</meta:editing-cycles>
    <meta:editing-duration>PT1257S</meta:editing-duration>
  </office:meta>
</office:document-meta>
</file>